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41879346368058995" text:style-name="L1">
        <text:list-item>
          <text:p text:style-name="P1">organisation cours</text:p>
          <text:list>
            <text:list-item>
              <text:p text:style-name="P1">généralités</text:p>
              <text:list>
                <text:list-item>
                  <text:p text:style-name="P1">pascal poncelet</text:p>
                </text:list-item>
                <text:list-item>
                  <text:p text:style-name="P1">BDD avancé</text:p>
                </text:list-item>
                <text:list-item>
                  <text:p text:style-name="P1">HLIN605</text:p>
                </text:list-item>
                <text:list-item>
                  <text:p text:style-name="P1">poncelet → CM (TD TP en partie)</text:p>
                </text:list-item>
              </text:list>
            </text:list-item>
            <text:list-item>
              <text:p text:style-name="P1">adresse lirmm poncelet HLIN605 on trouve tout</text:p>
              <text:list>
                <text:list-item>
                  <text:p text:style-name="P1">supports de cours après les cours seulement</text:p>
                </text:list-item>
                <text:list-item>
                  <text:p text:style-name="P1">modifications emploi du temps là dessus</text:p>
                </text:list-item>
                <text:list-item>
                  <text:p text:style-name="P1">renseignements en général</text:p>
                </text:list-item>
                <text:list-item>
                  <text:p text:style-name="P1">sujet projet</text:p>
                </text:list-item>
                <text:list-item>
                  <text:p text:style-name="P1">énnoncés TD TP</text:p>
                </text:list-item>
                <text:list-item>
                  <text:p text:style-name="P1">corrections TP</text:p>
                </text:list-item>
              </text:list>
            </text:list-item>
            <text:list-item>
              <text:p text:style-name="P1">enseignants</text:p>
              <text:list>
                <text:list-item>
                  <text:p text:style-name="P1">TD TP isabelle mougenot</text:p>
                </text:list-item>
                <text:list-item>
                  <text:p text:style-name="P1">boris albar doctorant et ATER (enseignant chercheur en gros)</text:p>
                </text:list-item>
              </text:list>
            </text:list-item>
            <text:list-item>
              <text:p text:style-name="P1">répartition temporelle</text:p>
              <text:list>
                <text:list-item>
                  <text:p text:style-name="P1">18h cours 18h TD 15h TP</text:p>
                </text:list-item>
                <text:list-item>
                  <text:p text:style-name="P1">TP mercredi matin 8h 9h30</text:p>
                </text:list-item>
                <text:list-item>
                  <text:p text:style-name="P1">TD 11h30 13h</text:p>
                </text:list-item>
              </text:list>
            </text:list-item>
            <text:list-item>
              <text:p text:style-name="P1">plan</text:p>
              <text:list>
                <text:list-item>
                  <text:p text:style-name="P1">modèle relationnel</text:p>
                </text:list-item>
                <text:list-item>
                  <text:p text:style-name="P1">langage algébrique</text:p>
                </text:list-item>
                <text:list-item>
                  <text:p text:style-name="P1">langage SQL</text:p>
                  <text:list>
                    <text:list-item>
                      <text:p text:style-name="P1">(LDD LMD LCD)</text:p>
                    </text:list-item>
                    <text:list-item>
                      <text:p text:style-name="P1">(langage – définition / manipulation / contrôle – données)</text:p>
                    </text:list-item>
                  </text:list>
                </text:list-item>
                <text:list-item>
                  <text:p text:style-name="P1">conception</text:p>
                  <text:list>
                    <text:list-item>
                      <text:p text:style-name="P1">conception descendante</text:p>
                    </text:list-item>
                    <text:list-item>
                      <text:p text:style-name="P1">conception ascendante</text:p>
                    </text:list-item>
                    <text:list-item>
                      <text:p text:style-name="P1">en général</text:p>
                      <text:list>
                        <text:list-item>
                          <text:p text:style-name="P1">modèle entité association</text:p>
                        </text:list-item>
                        <text:list-item>
                          <text:p text:style-name="P1">combinaisons attributs informations etc pour obtenir un schéma relationnel cohérent</text:p>
                        </text:list-item>
                      </text:list>
                    </text:list-item>
                  </text:list>
                </text:list-item>
                <text:list-item>
                  <text:p text:style-name="P1">prise en compte des contraintes</text:p>
                  <text:list>
                    <text:list-item>
                      <text:p text:style-name="P1">contraintes liées au modèle relationnel</text:p>
                    </text:list-item>
                    <text:list-item>
                      <text:p text:style-name="P1">contraintes applicatives</text:p>
                      <text:list>
                        <text:list-item>
                          <text:p text:style-name="P1">peut pas augmenter salaire de plus de 10%</text:p>
                        </text:list-item>
                      </text:list>
                    </text:list-item>
                  </text:list>
                </text:list-item>
                <text:list-item>
                  <text:p text:style-name="P1">PL/SQL</text:p>
                  <text:list>
                    <text:list-item>
                      <text:p text:style-name="P1">SQL couplé avec langage programmation</text:p>
                    </text:list-item>
                    <text:list-item>
                      <text:p text:style-name="P1">langage pour en gros manipuler chaque élément d'un ensemble a ce que j'ai compris</text:p>
                    </text:list-item>
                  </text:list>
                </text:list-item>
                <text:list-item>
                  <text:p text:style-name="P1">vues</text:p>
                  <text:list>
                    <text:list-item>
                      <text:p text:style-name="P1">données accessibles en fonction des utilisateurs</text:p>
                    </text:list-item>
                    <text:list-item>
                      <text:p text:style-name="P1">une vue par type d'utilisateurs qui montre que ce qu'il a besoin et le droit de voir</text:p>
                    </text:list-item>
                    <text:list-item>
                      <text:p text:style-name="P1">exemple : BDD employés université, droit voir nom employés mais pas salaire (seul comptabilité a le droit de voir salaire)</text:p>
                    </text:list-item>
                    <text:list-item>
                      <text:p text:style-name="P1">sensé y avoir qu'une seule BDD pour une donnée donnée, mais en vraie rarement respecté du coup plus cohérent</text:p>
                    </text:list-item>
                  </text:list>
                </text:list-item>
                <text:list-item>
                  <text:p text:style-name="P1">triggers</text:p>
                  <text:list>
                    <text:list-item>
                      <text:p text:style-name="P1"><text:soft-page-break/>déclencheur</text:p>
                    </text:list-item>
                    <text:list-item>
                      <text:p text:style-name="P1">opérations déclenchent en chaine un d'autres opérations</text:p>
                    </text:list-item>
                    <text:list-item>
                      <text:p text:style-name="P1">exemple : emprunter dans bibliothèque met à jour carte étudiant, BDD etc</text:p>
                    </text:list-item>
                  </text:list>
                </text:list-item>
              </text:list>
            </text:list-item>
            <text:list-item>
              <text:p text:style-name="P1">notation</text:p>
              <text:list>
                <text:list-item>
                  <text:p text:style-name="P1">TP noté</text:p>
                  <text:list>
                    <text:list-item>
                      <text:p text:style-name="P1">plusieurs scéances</text:p>
                    </text:list-item>
                    <text:list-item>
                      <text:p text:style-name="P1">encadré</text:p>
                    </text:list-item>
                    <text:list-item>
                      <text:p text:style-name="P1">pas à faire chez sois</text:p>
                    </text:list-item>
                    <text:list-item>
                      <text:p text:style-name="P1">pas très dure</text:p>
                    </text:list-item>
                  </text:list>
                </text:list-item>
                <text:list-item>
                  <text:p text:style-name="P1">TD noté</text:p>
                  <text:list>
                    <text:list-item>
                      <text:p text:style-name="P1">un TD classique au milieu des autres</text:p>
                    </text:list-item>
                  </text:list>
                </text:list-item>
                <text:list-item>
                  <text:p text:style-name="P1">examen final = 60%</text:p>
                </text:list-item>
                <text:list-item>
                  <text:p text:style-name="P1">poncelet pense qu'il y a la règle du max à ce que j'ai compris !!! (trop de bruit)</text:p>
                </text:list-item>
              </text:list>
            </text:list-item>
            <text:list-item>
              <text:p text:style-name="P1">mêmes infos dans BDD multiples dans vraie vie</text:p>
              <text:list>
                <text:list-item>
                  <text:p text:style-name="P1">→ pas de cohérence</text:p>
                </text:list-item>
                <text:list-item>
                  <text:p text:style-name="P1">on change à un endroit c'est pas changé à l'autre</text:p>
                </text:list-item>
                <text:list-item>
                  <text:p text:style-name="P1">mal fait car plein savent pas faire</text:p>
                </text:list-item>
              </text:list>
            </text:list-item>
          </text:list>
        </text:list-item>
        <text:list-item>
          <text:p text:style-name="P1">modèle relationnel</text:p>
          <text:list>
            <text:list-item>
              <text:p text:style-name="P1">plan (perso)</text:p>
              <text:list>
                <text:list-item>
                  <text:p text:style-name="P1">raisonnement chronologique suivi</text:p>
                  <text:list>
                    <text:list-item>
                      <text:p text:style-name="P1">au début on avait des systèmes de gestion de fichiers</text:p>
                    </text:list-item>
                    <text:list-item>
                      <text:p text:style-name="P1">plein de problèmes du coup séparé données / programmes</text:p>
                    </text:list-item>
                    <text:list-item>
                      <text:p text:style-name="P1">données dans BDD gérées par SGBD</text:p>
                    </text:list-item>
                    <text:list-item>
                      <text:p text:style-name="P1">du coup il fallait un modèle pour l'organisation de ces BDD</text:p>
                    </text:list-item>
                    <text:list-item>
                      <text:p text:style-name="P1">plein de modèles ont vu le jour</text:p>
                    </text:list-item>
                    <text:list-item>
                      <text:p text:style-name="P1">jusqu'au modèle relationnel qui marche très bien et qu'on utilise aujourd'hui</text:p>
                    </text:list-item>
                  </text:list>
                </text:list-item>
                <text:list-item>
                  <text:p text:style-name="P1">plan suivi (incidant à ce raisonnement)</text:p>
                  <text:list>
                    <text:list-item>
                      <text:p text:style-name="P1">diapo les modèles relationnels partie 1</text:p>
                      <text:list>
                        <text:list-item>
                          <text:p text:style-name="P1">avant les modèles</text:p>
                          <text:list>
                            <text:list-item>
                              <text:p text:style-name="P1">SGF</text:p>
                            </text:list-item>
                            <text:list-item>
                              <text:p text:style-name="P1">SBGD (pas vraiment avant plutôt pendant)</text:p>
                            </text:list-item>
                          </text:list>
                        </text:list-item>
                        <text:list-item>
                          <text:p text:style-name="P1">les modèles</text:p>
                          <text:list>
                            <text:list-item>
                              <text:p text:style-name="P1">modèle hiérarchique</text:p>
                            </text:list-item>
                            <text:list-item>
                              <text:p text:style-name="P1">modèle réseau</text:p>
                            </text:list-item>
                            <text:list-item>
                              <text:p text:style-name="P1">modèle relationnel</text:p>
                            </text:list-item>
                          </text:list>
                        </text:list-item>
                      </text:list>
                    </text:list-item>
                    <text:list-item>
                      <text:p text:style-name="P1">diapo les modèles relationnels partie 2</text:p>
                      <text:list>
                        <text:list-item>
                          <text:p text:style-name="P1">le modèle relationnel</text:p>
                        </text:list-item>
                      </text:list>
                    </text:list-item>
                  </text:list>
                </text:list-item>
              </text:list>
            </text:list-item>
            <text:list-item>
              <text:p text:style-name="P1">avant les modèles</text:p>
              <text:list>
                <text:list-item>
                  <text:p text:style-name="P1">SGF</text:p>
                  <text:list>
                    <text:list-item>
                      <text:p text:style-name="P1">acronyme</text:p>
                      <text:list>
                        <text:list-item>
                          <text:p text:style-name="P1">système de gestion de fichiers</text:p>
                        </text:list-item>
                      </text:list>
                    </text:list-item>
                    <text:list-item>
                      <text:p text:style-name="P1">principe</text:p>
                      <text:list>
                        <text:list-item>
                          <text:p text:style-name="P1">on ouvre le fichier</text:p>
                        </text:list-item>
                        <text:list-item>
                          <text:p text:style-name="P1">on regarde les lignes une a une</text:p>
                        </text:list-item>
                        <text:list-item>
                          <text:p text:style-name="P1">on compare a ce qu'on cherche</text:p>
                        </text:list-item>
                        <text:list-item>
                          <text:p text:style-name="P1">quand c'est bon on s'arrête</text:p>
                        </text:list-item>
                      </text:list>
                    </text:list-item>
                    <text:list-item>
                      <text:p text:style-name="P1">problématique</text:p>
                      <text:list>
                        <text:list-item>
                          <text:p text:style-name="P1">pour masse importante de</text:p>
                          <text:list>
                            <text:list-item>
                              <text:p text:style-name="P1">données</text:p>
                              <text:list>
                                <text:list-item>
                                  <text:p text:style-name="P1"><text:soft-page-break/>pour accéder efficacement à une info, solutions :</text:p>
                                  <text:list>
                                    <text:list-item>
                                      <text:p text:style-name="P1">utiliser un algorithme de tri (dichotomique, hachage, indexation...)</text:p>
                                    </text:list-item>
                                  </text:list>
                                </text:list-item>
                              </text:list>
                            </text:list-item>
                            <text:list-item>
                              <text:p text:style-name="P1">liens</text:p>
                              <text:list>
                                <text:list-item>
                                  <text:p text:style-name="P1">une entité (ex : étudiant) va être lié à une autre (activité sportive etc)</text:p>
                                </text:list-item>
                                <text:list-item>
                                  <text:p text:style-name="P1">mettre dans même fichier ?</text:p>
                                  <text:list>
                                    <text:list-item>
                                      <text:p text:style-name="P1">un peu lourd</text:p>
                                    </text:list-item>
                                    <text:list-item>
                                      <text:p text:style-name="P1">plus le fichier sera grand</text:p>
                                    </text:list-item>
                                    <text:list-item>
                                      <text:p text:style-name="P1">plus le temps pour accéder à l'info sera long</text:p>
                                    </text:list-item>
                                  </text:list>
                                </text:list-item>
                              </text:list>
                            </text:list-item>
                          </text:list>
                        </text:list-item>
                        <text:list-item>
                          <text:p text:style-name="P1">développement au coups par coups</text:p>
                          <text:list>
                            <text:list-item>
                              <text:p text:style-name="P1">fichiers par applications</text:p>
                            </text:list-item>
                            <text:list-item>
                              <text:p text:style-name="P1">lourds, redondant</text:p>
                            </text:list-item>
                            <text:list-item>
                              <text:p text:style-name="P1">dure à gérer, incohérent quand on change quelque chose</text:p>
                            </text:list-item>
                            <text:list-item>
                              <text:p text:style-name="P1">compliqué à modifier</text:p>
                            </text:list-item>
                          </text:list>
                        </text:list-item>
                        <text:list-item>
                          <text:p text:style-name="P1">nécessite connaissances techniques approfondies</text:p>
                          <text:list>
                            <text:list-item>
                              <text:p text:style-name="P1">nécessite de savoir faire</text:p>
                              <text:list>
                                <text:list-item>
                                  <text:p text:style-name="P1">du séquentiel</text:p>
                                </text:list-item>
                                <text:list-item>
                                  <text:p text:style-name="P1">de l'indexation</text:p>
                                </text:list-item>
                                <text:list-item>
                                  <text:p text:style-name="P1">des tables de hachage</text:p>
                                </text:list-item>
                                <text:list-item>
                                  <text:p text:style-name="P1">etc</text:p>
                                </text:list-item>
                              </text:list>
                            </text:list-item>
                            <text:list-item>
                              <text:p text:style-name="P1">du coup utilisable par informaticiens uniquement</text:p>
                            </text:list-item>
                          </text:list>
                        </text:list-item>
                        <text:list-item>
                          <text:p text:style-name="P1">dépendances données / programmes</text:p>
                          <text:list>
                            <text:list-item>
                              <text:p text:style-name="P1">pas bon pour toutes les raisons qu'on a vue</text:p>
                              <text:list>
                                <text:list-item>
                                  <text:p text:style-name="P1">redondances</text:p>
                                </text:list-item>
                                <text:list-item>
                                  <text:p text:style-name="P1">incohérences</text:p>
                                </text:list-item>
                                <text:list-item>
                                  <text:p text:style-name="P1">etc</text:p>
                                </text:list-item>
                              </text:list>
                            </text:list-item>
                            <text:list-item>
                              <text:p text:style-name="P1">du coup, dans modèle relationnel on va pas faire comme dans SGF :</text:p>
                              <text:list>
                                <text:list-item>
                                  <text:p text:style-name="P1">on va essayer de séparer données et programmes</text:p>
                                </text:list-item>
                                <text:list-item>
                                  <text:p text:style-name="P1">on ne va s'occuper que des données</text:p>
                                </text:list-item>
                                <text:list-item>
                                  <text:p text:style-name="P1">les applications vont être indépendantes</text:p>
                                </text:list-item>
                                <text:list-item>
                                  <text:p text:style-name="P1">elles vont juste piocher dans les données</text:p>
                                </text:list-item>
                              </text:list>
                            </text:list-item>
                          </text:list>
                        </text:list-item>
                        <text:list-item>
                          <text:p text:style-name="P1">les autres professionnels dépendent des informaticiens</text:p>
                          <text:list>
                            <text:list-item>
                              <text:p text:style-name="P1">difficulté d'atteindre les données pour les utilisateurs</text:p>
                              <text:list>
                                <text:list-item>
                                  <text:p text:style-name="P1">doivent demander aux informaticiens dès qu'ils veulent une donnée</text:p>
                                </text:list-item>
                                <text:list-item>
                                  <text:p text:style-name="P1">aimeraient plutôt cliquer sur un bouton et avoir l'info</text:p>
                                </text:list-item>
                                <text:list-item>
                                  <text:p text:style-name="P1">l'avoir sans informaticien et sans apprendre programmation</text:p>
                                </text:list-item>
                              </text:list>
                            </text:list-item>
                            <text:list-item>
                              <text:p text:style-name="P1">info-centres</text:p>
                              <text:list>
                                <text:list-item>
                                  <text:p text:style-name="P1">endroit où les informaticiens géraient les données</text:p>
                                </text:list-item>
                                <text:list-item>
                                  <text:p text:style-name="P1">les utilisateurs y mettaient une enveloppe avec leur requête dans boite</text:p>
                                </text:list-item>
                                <text:list-item>
                                  <text:p text:style-name="P1">les informaticiens travaillaient dessus</text:p>
                                </text:list-item>
                                <text:list-item>
                                  <text:p text:style-name="P1">puis une sortie était prévue pour renvoyer réponse</text:p>
                                </text:list-item>
                              </text:list>
                            </text:list-item>
                            <text:list-item>
                              <text:p text:style-name="P1">du coup mécontentements</text:p>
                              <text:list>
                                <text:list-item>
                                  <text:p text:style-name="P1">utilisateurs avaient marre d'attendre</text:p>
                                </text:list-item>
                                <text:list-item>
                                  <text:p text:style-name="P1">informaticiens avaient autre chose à faire</text:p>
                                </text:list-item>
                              </text:list>
                            </text:list-item>
                          </text:list>
                        </text:list-item>
                        <text:list-item>
                          <text:p text:style-name="P1">besoins</text:p>
                          <text:list>
                            <text:list-item>
                              <text:p text:style-name="P1">systèmes d'informations globaux</text:p>
                              <text:list>
                                <text:list-item>
                                  <text:p text:style-name="P1">gérant l'ensemble des données relatives à une entité</text:p>
                                </text:list-item>
                              </text:list>
                            </text:list-item>
                            <text:list-item>
                              <text:p text:style-name="P1">directement accessibles</text:p>
                            </text:list-item>
                            <text:list-item>
                              <text:p text:style-name="P1">avec certaines autorisations (trucs persos cachés)</text:p>
                            </text:list-item>
                            <text:list-item>
                              <text:p text:style-name="P1">utilisation simple</text:p>
                            </text:list-item>
                            <text:list-item>
                              <text:p text:style-name="P1"><text:soft-page-break/>réponse instantannée</text:p>
                            </text:list-item>
                          </text:list>
                        </text:list-item>
                      </text:list>
                    </text:list-item>
                  </text:list>
                </text:list-item>
                <text:list-item>
                  <text:p text:style-name="P1">SGBD</text:p>
                  <text:list>
                    <text:list-item>
                      <text:p text:style-name="P1">SGF maintenant</text:p>
                      <text:list>
                        <text:list-item>
                          <text:p text:style-name="P1">on utilise plus de SGF normalement</text:p>
                        </text:list-item>
                        <text:list-item>
                          <text:p text:style-name="P1">mais ça existe encore</text:p>
                        </text:list-item>
                        <text:list-item>
                          <text:p text:style-name="P1">dans vieilles boites par exemple, SGBD existaient pas à leur création</text:p>
                        </text:list-item>
                        <text:list-item>
                          <text:p text:style-name="P1">n'ont pas changé car ultra complexe de changer de système de gestion</text:p>
                        </text:list-item>
                      </text:list>
                    </text:list-item>
                    <text:list-item>
                      <text:p text:style-name="P1">généralités SGBD</text:p>
                      <text:list>
                        <text:list-item>
                          <text:p text:style-name="P1">nées dans années 60</text:p>
                        </text:list-item>
                        <text:list-item>
                          <text:p text:style-name="P1">séparation données / applications</text:p>
                        </text:list-item>
                      </text:list>
                    </text:list-item>
                    <text:list-item>
                      <text:p text:style-name="P1">BDD</text:p>
                      <text:list>
                        <text:list-item>
                          <text:p text:style-name="P1">collection de données</text:p>
                        </text:list-item>
                        <text:list-item>
                          <text:p text:style-name="P1">données sont persistantes</text:p>
                          <text:list>
                            <text:list-item>
                              <text:p text:style-name="P1">si ordi éteint et rallumé, données conservées</text:p>
                            </text:list-item>
                            <text:list-item>
                              <text:p text:style-name="P1">perso : dans mémoire morte en bref</text:p>
                            </text:list-item>
                          </text:list>
                        </text:list-item>
                        <text:list-item>
                          <text:p text:style-name="P1">structure indépendante d'une application</text:p>
                        </text:list-item>
                        <text:list-item>
                          <text:p text:style-name="P1">données doivent être cohérentes</text:p>
                          <text:list>
                            <text:list-item>
                              <text:p text:style-name="P1">pas plusieurs versions de la même donnée</text:p>
                            </text:list-item>
                          </text:list>
                        </text:list-item>
                        <text:list-item>
                          <text:p text:style-name="P1">redondance minimale ou nulle</text:p>
                        </text:list-item>
                        <text:list-item>
                          <text:p text:style-name="P1">accessible par plusieurs utilisateurs</text:p>
                        </text:list-item>
                      </text:list>
                    </text:list-item>
                    <text:list-item>
                      <text:p text:style-name="P1">qu'est ce qu'un SGBD ?</text:p>
                      <text:list>
                        <text:list-item>
                          <text:p text:style-name="P1">collection de logiciels traitant les données</text:p>
                        </text:list-item>
                      </text:list>
                    </text:list-item>
                    <text:list-item>
                      <text:p text:style-name="P1">SGBD contient :</text:p>
                      <text:list>
                        <text:list-item>
                          <text:p text:style-name="P1">moteur relationnel</text:p>
                          <text:list>
                            <text:list-item>
                              <text:p text:style-name="P1">c'est quelque chose qui nous permet d'accéder aux données</text:p>
                            </text:list-item>
                          </text:list>
                        </text:list-item>
                        <text:list-item>
                          <text:p text:style-name="P1">SQL (toujours dans moteur relationnel ? Je sais pas)</text:p>
                        </text:list-item>
                        <text:list-item>
                          <text:p text:style-name="P1">contient un langage de programmation qu'on peut coupler avec BDD</text:p>
                          <text:list>
                            <text:list-item>
                              <text:p text:style-name="P1">ex : PL/SQL</text:p>
                            </text:list-item>
                          </text:list>
                        </text:list-item>
                        <text:list-item>
                          <text:p text:style-name="P1">de quoi faire de la journalisation / reprise sur panne</text:p>
                          <text:list>
                            <text:list-item>
                              <text:p text:style-name="P1">journalisation : stocker toutes infos même si pas eu le temps de mettre</text:p>
                            </text:list-item>
                            <text:list-item>
                              <text:p text:style-name="P1">reprise sur panne : tout remit en ordre au démarrage (pas compris diff)</text:p>
                            </text:list-item>
                          </text:list>
                        </text:list-item>
                        <text:list-item>
                          <text:p text:style-name="P1">aides au développement d'applications</text:p>
                        </text:list-item>
                      </text:list>
                    </text:list-item>
                    <text:list-item>
                      <text:p text:style-name="P1">qu'est ce qu'on attend d'un SGBD ?</text:p>
                      <text:list>
                        <text:list-item>
                          <text:p text:style-name="P1">supporter concepts du modèle de données</text:p>
                        </text:list-item>
                        <text:list-item>
                          <text:p text:style-name="P1">garantir la cohérence du modèle</text:p>
                        </text:list-item>
                        <text:list-item>
                          <text:p text:style-name="P1">possibilité que le SGBD partage les infos</text:p>
                          <text:list>
                            <text:list-item>
                              <text:p text:style-name="P1">faire plusieurs opérations en même temps</text:p>
                            </text:list-item>
                            <text:list-item>
                              <text:p text:style-name="P1">(plusieurs accés simultanés)</text:p>
                            </text:list-item>
                          </text:list>
                        </text:list-item>
                        <text:list-item>
                          <text:p text:style-name="P1">garantir la confidentialité des données</text:p>
                          <text:list>
                            <text:list-item>
                              <text:p text:style-name="P1">CNIL vérifie qu'on garantisse bien</text:p>
                            </text:list-item>
                            <text:list-item>
                              <text:p text:style-name="P1">commité national d'informatique et libertés</text:p>
                            </text:list-item>
                            <text:list-item>
                              <text:p text:style-name="P1">garantie qu'on puisse avoir accés aux données nous concernant</text:p>
                            </text:list-item>
                            <text:list-item>
                              <text:p text:style-name="P1">garantie que tout le monde n'ait pas accés à nos données personnelles</text:p>
                            </text:list-item>
                            <text:list-item>
                              <text:p text:style-name="P1">sorte de police des BDD je crois</text:p>
                            </text:list-item>
                            <text:list-item>
                              <text:p text:style-name="P1">va faire des contrôles dans entreprises pour vérifier respect normes</text:p>
                            </text:list-item>
                            <text:list-item>
                              <text:p text:style-name="P1">interdit de stocker qu'un client est mauvais par exemple</text:p>
                            </text:list-item>
                            <text:list-item>
                              <text:p text:style-name="P1">dans domaine médical aussi, il y a confidentialités à respecter</text:p>
                            </text:list-item>
                          </text:list>
                        </text:list-item>
                        <text:list-item>
                          <text:p text:style-name="P1">respect des règles de cohérences définies sur les données</text:p>
                          <text:list>
                            <text:list-item>
                              <text:p text:style-name="P1">règles propres à la BDD en question apparemment</text:p>
                              <text:list>
                                <text:list-item>
                                  <text:p text:style-name="P1"><text:soft-page-break/>ex : salaires peuvent pas augmenter de plus de 10%</text:p>
                                </text:list-item>
                              </text:list>
                            </text:list-item>
                            <text:list-item>
                              <text:p text:style-name="P1">mais aussi celles communes à toutes les BDD je suppose</text:p>
                              <text:list>
                                <text:list-item>
                                  <text:p text:style-name="P1">clé unique etc</text:p>
                                </text:list-item>
                              </text:list>
                            </text:list-item>
                          </text:list>
                        </text:list-item>
                        <text:list-item>
                          <text:p text:style-name="P1">fournir différents langages d'accés selon l'utilisateur</text:p>
                          <text:list>
                            <text:list-item>
                              <text:p text:style-name="P1">pas bien compris</text:p>
                            </text:list-item>
                            <text:list-item>
                              <text:p text:style-name="P1">a ce que j'ai compris, permettre par exemple à l'informaticien par exemple de gérer BDD en java, à d'autres de gérer avec autre langage etc</text:p>
                            </text:list-item>
                          </text:list>
                        </text:list-item>
                        <text:list-item>
                          <text:p text:style-name="P1">résistance aux pannes</text:p>
                          <text:list>
                            <text:list-item>
                              <text:p text:style-name="P1">déjà vu</text:p>
                            </text:list-item>
                          </text:list>
                        </text:list-item>
                        <text:list-item>
                          <text:p text:style-name="P1">posséder une capacité de stockage élevé</text:p>
                          <text:list>
                            <text:list-item>
                              <text:p text:style-name="P1">genre pour SNCF facebook etc</text:p>
                            </text:list-item>
                            <text:list-item>
                              <text:p text:style-name="P1">pas simple</text:p>
                            </text:list-item>
                            <text:list-item>
                              <text:p text:style-name="P1">exemple NASA</text:p>
                              <text:list>
                                <text:list-item>
                                  <text:p text:style-name="P1">infos sur les étoiles : genre 1TO / heure</text:p>
                                </text:list-item>
                              </text:list>
                            </text:list-item>
                          </text:list>
                        </text:list-item>
                        <text:list-item>
                          <text:p text:style-name="P1">réponses rapides (déjà vu aussi)</text:p>
                        </text:list-item>
                        <text:list-item>
                          <text:p text:style-name="P1">fournir facilités gestion méta informations</text:p>
                          <text:list>
                            <text:list-item>
                              <text:p text:style-name="P1">méta données</text:p>
                              <text:list>
                                <text:list-item>
                                  <text:p text:style-name="P1">infos relatifs à la BDD elle même</text:p>
                                </text:list-item>
                                <text:list-item>
                                  <text:p text:style-name="P1">sur les utilisateurs</text:p>
                                </text:list-item>
                                <text:list-item>
                                  <text:p text:style-name="P1">statistiques etc</text:p>
                                </text:list-item>
                              </text:list>
                            </text:list-item>
                            <text:list-item>
                              <text:p text:style-name="P1">utilise méta données pour mieux gérer BDD</text:p>
                              <text:list>
                                <text:list-item>
                                  <text:p text:style-name="P1">ex : si statistiques montrent que le lundi matin c'est le salaire des personnes mariés qui est le plus demandé, la BDD va être réorganisée de sorte que cette requête courante soit très rapidement traitée</text:p>
                                </text:list-item>
                              </text:list>
                            </text:list-item>
                          </text:list>
                        </text:list-item>
                      </text:list>
                    </text:list-item>
                    <text:list-item>
                      <text:p text:style-name="P1">utilisations des BDD</text:p>
                      <text:list>
                        <text:list-item>
                          <text:p text:style-name="P1">SGBD utilisés</text:p>
                          <text:list>
                            <text:list-item>
                              <text:p text:style-name="P1">3 principaux SGBD</text:p>
                              <text:list>
                                <text:list-item>
                                  <text:p text:style-name="P1">oracle un des meilleur SGBD</text:p>
                                  <text:list>
                                    <text:list-item>
                                      <text:p text:style-name="P1">(y'a aussi DBD d'IBM)</text:p>
                                    </text:list-item>
                                    <text:list-item>
                                      <text:p text:style-name="P1">gratuit sur linux</text:p>
                                      <text:list>
                                        <text:list-item>
                                          <text:p text:style-name="P1">note perso : TELECHARGER LINUX !!!</text:p>
                                        </text:list-item>
                                      </text:list>
                                    </text:list-item>
                                    <text:list-item>
                                      <text:p text:style-name="P1">très cher autrement</text:p>
                                    </text:list-item>
                                    <text:list-item>
                                      <text:p text:style-name="P1">indispensable si très grande BDD</text:p>
                                    </text:list-item>
                                  </text:list>
                                </text:list-item>
                                <text:list-item>
                                  <text:p text:style-name="P1">MySQL</text:p>
                                  <text:list>
                                    <text:list-item>
                                      <text:p text:style-name="P1">léger simple</text:p>
                                    </text:list-item>
                                    <text:list-item>
                                      <text:p text:style-name="P1">dépassé pour BDD gigantesques</text:p>
                                    </text:list-item>
                                    <text:list-item>
                                      <text:p text:style-name="P1">problème quand boites grandissent</text:p>
                                    </text:list-item>
                                    <text:list-item>
                                      <text:p text:style-name="P1">très bien pour petites BDD</text:p>
                                    </text:list-item>
                                  </text:list>
                                </text:list-item>
                                <text:list-item>
                                  <text:p text:style-name="P1">PostGresSQL</text:p>
                                  <text:list>
                                    <text:list-item>
                                      <text:p text:style-name="P1">libre</text:p>
                                    </text:list-item>
                                    <text:list-item>
                                      <text:p text:style-name="P1">beaucoup plus performant que MySQL</text:p>
                                    </text:list-item>
                                    <text:list-item>
                                      <text:p text:style-name="P1">offre même fonctionnalités</text:p>
                                    </text:list-item>
                                    <text:list-item>
                                      <text:p text:style-name="P1">plus difficile à mettre en place au début</text:p>
                                    </text:list-item>
                                    <text:list-item>
                                      <text:p text:style-name="P1">bon compromis entre les deux</text:p>
                                    </text:list-item>
                                  </text:list>
                                </text:list-item>
                              </text:list>
                            </text:list-item>
                            <text:list-item>
                              <text:p text:style-name="P1">dans ce cours on va utiliser</text:p>
                              <text:list>
                                <text:list-item>
                                  <text:p text:style-name="P1">oracle</text:p>
                                </text:list-item>
                                <text:list-item>
                                  <text:p text:style-name="P1">mais on pourra s'adapter si on doit un jour utiliser MySQL</text:p>
                                </text:list-item>
                              </text:list>
                            </text:list-item>
                            <text:list-item>
                              <text:p text:style-name="P1">"trio gagnant" pour développer sur web (plus répandu)</text:p>
                              <text:list>
                                <text:list-item>
                                  <text:p text:style-name="P1">constitué de</text:p>
                                  <text:list>
                                    <text:list-item>
                                      <text:p text:style-name="P1"><text:soft-page-break/>SGBD = MySQL</text:p>
                                    </text:list-item>
                                    <text:list-item>
                                      <text:p text:style-name="P1">Serveur = Apache</text:p>
                                    </text:list-item>
                                    <text:list-item>
                                      <text:p text:style-name="P1">langage programmation côté serveur = PHP</text:p>
                                    </text:list-item>
                                  </text:list>
                                </text:list-item>
                                <text:list-item>
                                  <text:p text:style-name="P1">avantage</text:p>
                                  <text:list>
                                    <text:list-item>
                                      <text:p text:style-name="P1">facile d'utilisation</text:p>
                                    </text:list-item>
                                    <text:list-item>
                                      <text:p text:style-name="P1">communication parfaite entre ces 3 trucs</text:p>
                                    </text:list-item>
                                  </text:list>
                                </text:list-item>
                              </text:list>
                            </text:list-item>
                          </text:list>
                        </text:list-item>
                        <text:list-item>
                          <text:p text:style-name="P1">machines utilisées</text:p>
                          <text:list>
                            <text:list-item>
                              <text:p text:style-name="P1">par ordre décroissant de besoin / de capacité</text:p>
                              <text:list>
                                <text:list-item>
                                  <text:p text:style-name="P1">clusters de mainframes / mainframes</text:p>
                                  <text:list>
                                    <text:list-item>
                                      <text:p text:style-name="P1">machine SGBD</text:p>
                                    </text:list-item>
                                    <text:list-item>
                                      <text:p text:style-name="P1">c'est pas des ordis mais des rayons avec des étagères je crois</text:p>
                                    </text:list-item>
                                  </text:list>
                                </text:list-item>
                                <text:list-item>
                                  <text:p text:style-name="P1">machines BDD</text:p>
                                  <text:list>
                                    <text:list-item>
                                      <text:p text:style-name="P1">machines SGBD aussi</text:p>
                                    </text:list-item>
                                    <text:list-item>
                                      <text:p text:style-name="P1">différences : je suppose juste la taille</text:p>
                                    </text:list-item>
                                    <text:list-item>
                                      <text:p text:style-name="P1">c'est un ordi SGBD je crois</text:p>
                                    </text:list-item>
                                  </text:list>
                                </text:list-item>
                                <text:list-item>
                                  <text:p text:style-name="P1">gros SGBD dans ordi en tant que logiciels</text:p>
                                  <text:list>
                                    <text:list-item>
                                      <text:p text:style-name="P1">Oracle</text:p>
                                    </text:list-item>
                                    <text:list-item>
                                      <text:p text:style-name="P1">Db2</text:p>
                                    </text:list-item>
                                    <text:list-item>
                                      <text:p text:style-name="P1">PostGresSQL</text:p>
                                    </text:list-item>
                                    <text:list-item>
                                      <text:p text:style-name="P1">unify</text:p>
                                    </text:list-item>
                                    <text:list-item>
                                      <text:p text:style-name="P1">SQL server</text:p>
                                    </text:list-item>
                                    <text:list-item>
                                      <text:p text:style-name="P1">Informix</text:p>
                                    </text:list-item>
                                    <text:list-item>
                                      <text:p text:style-name="P1">Sybase</text:p>
                                    </text:list-item>
                                    <text:list-item>
                                      <text:p text:style-name="P1">etc</text:p>
                                    </text:list-item>
                                  </text:list>
                                </text:list-item>
                                <text:list-item>
                                  <text:p text:style-name="P1">petits SGBD en tant que logiciels aussi</text:p>
                                  <text:list>
                                    <text:list-item>
                                      <text:p text:style-name="P1">MsAccess (microsoft)</text:p>
                                    </text:list-item>
                                    <text:list-item>
                                      <text:p text:style-name="P1">MySQL</text:p>
                                    </text:list-item>
                                    <text:list-item>
                                      <text:p text:style-name="P1">…</text:p>
                                    </text:list-item>
                                  </text:list>
                                </text:list-item>
                                <text:list-item>
                                  <text:p text:style-name="P1">Carte de crédit</text:p>
                                  <text:list>
                                    <text:list-item>
                                      <text:p text:style-name="P1">CQL</text:p>
                                    </text:list-item>
                                  </text:list>
                                </text:list-item>
                              </text:list>
                            </text:list-item>
                          </text:list>
                        </text:list-item>
                        <text:list-item>
                          <text:p text:style-name="P1">utilisateurs de SGBD</text:p>
                          <text:list>
                            <text:list-item>
                              <text:p text:style-name="P1">par ordre décroissant d'importance</text:p>
                              <text:list>
                                <text:list-item>
                                  <text:p text:style-name="P1">administrateur de bases de données</text:p>
                                  <text:list>
                                    <text:list-item>
                                      <text:p text:style-name="P1">DBA</text:p>
                                    </text:list-item>
                                    <text:list-item>
                                      <text:p text:style-name="P1">data base administrateur</text:p>
                                    </text:list-item>
                                    <text:list-item>
                                      <text:p text:style-name="P1">très haut dans organigramme d'entreprises</text:p>
                                    </text:list-item>
                                    <text:list-item>
                                      <text:p text:style-name="P1">très important, très bien payé</text:p>
                                    </text:list-item>
                                    <text:list-item>
                                      <text:p text:style-name="P1">gèrent et maintiennent la BDD</text:p>
                                    </text:list-item>
                                  </text:list>
                                </text:list-item>
                                <text:list-item>
                                  <text:p text:style-name="P1">programmeurs d'applications</text:p>
                                  <text:list>
                                    <text:list-item>
                                      <text:p text:style-name="P1">construisent les interfaces pour les usagers</text:p>
                                    </text:list-item>
                                    <text:list-item>
                                      <text:p text:style-name="P1">spécialistes SQL</text:p>
                                    </text:list-item>
                                  </text:list>
                                </text:list-item>
                                <text:list-item>
                                  <text:p text:style-name="P1">utilisateurs lambda</text:p>
                                  <text:list>
                                    <text:list-item>
                                      <text:p text:style-name="P1">interrogent la BDD</text:p>
                                    </text:list-item>
                                    <text:list-item>
                                      <text:p text:style-name="P1">de façon simple avec interfaces intuitives visuelles</text:p>
                                    </text:list-item>
                                    <text:list-item>
                                      <text:p text:style-name="P1">peuvent aussi utiliser interface sur le web (ex : réserve billets)</text:p>
                                    </text:list-item>
                                  </text:list>
                                </text:list-item>
                              </text:list>
                            </text:list-item>
                          </text:list>
                        </text:list-item>
                      </text:list>
                    </text:list-item>
                  </text:list>
                </text:list-item>
              </text:list>
            </text:list-item>
            <text:list-item>
              <text:p text:style-name="P1">les différents modèles (0:53:20 – fichier 2 page 4 diapo 2)</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2-17T17:11:19</meta:creation-date>
    <dc:date>2015-02-21T16:33:15</dc:date>
    <dc:creator>yjfjyf jjku</dc:creator>
    <meta:editing-duration>PT2H54M</meta:editing-duration>
    <meta:editing-cycles>189</meta:editing-cycles>
    <meta:generator>OpenOffice/4.1.1$Unix OpenOffice.org_project/411m6$Build-9775</meta:generator>
    <meta:document-statistic meta:table-count="0" meta:image-count="0" meta:object-count="0" meta:page-count="6" meta:paragraph-count="284" meta:word-count="1723" meta:character-count="9251"/>
  </office:meta>
</office:document-meta>
</file>